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01D9C3583D.png" manifest:media-type="image/png"/>
  <manifest:file-entry manifest:full-path="Pictures/100002CB00002E68000035053320CA96.svg" manifest:media-type="image/svg+xml"/>
  <manifest:file-entry manifest:full-path="Pictures/10000001000001F1000002011747E1CD.png" manifest:media-type="image/png"/>
  <manifest:file-entry manifest:full-path="Pictures/1000063B0000335E00003505A115685A.svg" manifest:media-type="image/svg+xml"/>
  <manifest:file-entry manifest:full-path="Pictures/100000010000020100000201D84D604D.png" manifest:media-type="image/png"/>
  <manifest:file-entry manifest:full-path="Pictures/100004F500003505000035059BB8D876.svg" manifest:media-type="image/svg+xml"/>
  <manifest:file-entry manifest:full-path="Pictures/100000010000018100000201E5D939D5.png" manifest:media-type="image/png"/>
  <manifest:file-entry manifest:full-path="Pictures/1000022600003505000035055587B4D9.svg" manifest:media-type="image/svg+xml"/>
  <manifest:file-entry manifest:full-path="Pictures/100001CB000027CA0000350509321FAF.svg" manifest:media-type="image/svg+xml"/>
  <manifest:file-entry manifest:full-path="Pictures/10000001000001C1000002015FC426E1.png" manifest:media-type="image/png"/>
  <manifest:file-entry manifest:full-path="Pictures/1000000100000201000002015C969A0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62f4a" officeooo:paragraph-rsid="00262f4a" style:font-weight-asian="bold" style:font-weight-complex="bold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62f4a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62f4a" style:font-weight-asian="bold" style:font-weight-complex="bold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5cf33" officeooo:paragraph-rsid="0025cf33" style:font-weight-asian="bold" style:font-weight-complex="bold"/>
    </style:style>
    <style:style style:name="P20" style:family="paragraph" style:parent-style-name="Standard" style:list-style-name="L3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21" style:family="paragraph" style:parent-style-name="Standard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6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8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9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0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fo:font-size="12pt" style:text-underline-style="none" fo:font-weight="normal" officeooo:rsid="001debfd" style:font-weight-asian="normal" style:font-weight-complex="normal"/>
    </style:style>
    <style:style style:name="T4" style:family="text">
      <style:text-properties fo:font-size="12pt" style:text-underline-style="none" fo:font-weight="normal" officeooo:rsid="001c78b0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style:font-weight-asian="normal" style:font-weight-complex="normal"/>
    </style:style>
    <style:style style:name="T7" style:family="text">
      <style:text-properties officeooo:rsid="00262f4a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officeooo:rsid="00225e7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25e77" style:font-weight-asian="bold" style:font-weight-complex="bold"/>
    </style:style>
    <style:style style:name="T13" style:family="text">
      <style:text-properties officeooo:rsid="00225e77"/>
    </style:style>
    <style:style style:name="T14" style:family="text">
      <style:text-properties style:text-underline-style="none"/>
    </style:style>
    <style:style style:name="T15" style:family="text">
      <style:text-properties officeooo:rsid="000ea513"/>
    </style:style>
    <style:style style:name="T16" style:family="text">
      <style:text-properties fo:font-size="12pt"/>
    </style:style>
    <style:style style:name="T17" style:family="text">
      <style:text-properties fo:font-size="12pt" fo:font-weight="normal" style:font-weight-asian="normal" style:font-weight-complex="normal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size="12pt" fo:font-weight="normal" officeooo:rsid="000ea513" style:font-weight-asian="normal" style:font-weight-complex="normal"/>
    </style:style>
    <style:style style:name="T20" style:family="text">
      <style:text-properties fo:font-size="12pt" fo:font-weight="normal" officeooo:rsid="00197689" style:font-weight-asian="normal" style:font-weight-complex="normal"/>
    </style:style>
    <style:style style:name="T21" style:family="text">
      <style:text-properties fo:font-size="12pt" fo:font-weight="normal" officeooo:rsid="0025cf33" style:font-weight-asian="normal" style:font-weight-complex="normal"/>
    </style:style>
    <style:style style:name="T22" style:family="text">
      <style:text-properties fo:font-size="12pt" fo:font-weight="normal" officeooo:rsid="00225e77" style:font-weight-asian="normal" style:font-weight-complex="normal"/>
    </style:style>
    <style:style style:name="T23" style:family="text">
      <style:text-properties officeooo:rsid="00281c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97dd4"/>
    </style:style>
    <style:style style:name="T26" style:family="text">
      <style:text-properties officeooo:rsid="000d91f6"/>
    </style:style>
    <style:style style:name="T27" style:family="text">
      <style:text-properties officeooo:rsid="0029cd08"/>
    </style:style>
    <style:style style:name="T28" style:family="text">
      <style:text-properties officeooo:rsid="00250fce"/>
    </style:style>
    <style:style style:name="T29" style:family="text">
      <style:text-properties officeooo:rsid="00241a6e"/>
    </style:style>
    <style:style style:name="T30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5FC426E1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D84D604D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E5D939D5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D9C3583D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747E1CD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C969A0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8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2">Fro</text:span><text:span text:style-name="T10">nt-end</text:span><text:span text:style-name="T9"> </text:span>em JavaScript com React, NextJS, Angular, <text:span text:style-name="T13">Svelte, SvelteKit, </text:span>Bootstrap, TailwindCSS, SASS e jQuery, <text:span text:style-name="T12">D</text:span><text:span text:style-name="T10">esktop</text:span> com JavaScript e ElectronJS, <text:span text:style-name="T14">e </text:span><text:span text:style-name="T12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5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6">Sistemas Operacionais: </text:span><text:span text:style-name="T17">Linux; Windows Server</text:span></text:p>
            </text:list-item>
            <text:list-item>
              <text:p text:style-name="P13"><text:span text:style-name="T16">Softwares: </text:span><text:span text:style-name="T17">Docker; Apache; NGINX; PHP-FPM; PHP-CGI; NodeJS</text:span></text:p>
            </text:list-item>
            <text:list-item>
              <text:p text:style-name="P13"><text:span text:style-name="T16">Serviços: </text:span><text:span text:style-name="T17">Hostgator; Hostinger; Locaweb; Amazon AWS; Google GCP; Cloudflare; GitHub Actions</text:span></text:p>
            </text:list-item>
          </text:list>
        </text:list-item>
      </text:list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8">Banco de Dados:</text:span><text:span text:style-name="T17"> MySQL/MariaDB; PostgreSQ</text:span><text:span text:style-name="T19">L</text:span><text:span text:style-name="T17">; MongoDB</text:span></text:p>
            </text:list-item>
            <text:list-item>
              <text:p text:style-name="P14"><text:span text:style-name="T18">Linguagens de programação:</text:span><text:span text:style-name="T17"> PHP; JavaScript; TypeScript</text:span></text:p>
            </text:list-item>
            <text:list-item>
              <text:p text:style-name="P14"><text:span text:style-name="T18">Frameworks, CMSs e Bibliotecas:</text:span><text:span text:style-name="T17"> Laravel; CodeIgniter; Wordpress; ExpressJS; </text:span><text:span text:style-name="T20">Prisma ORM; </text:span><text:span text:style-name="T21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8">Linguagens de Programação:</text:span><text:span text:style-name="T17"> HTML; CSS; SASS; JavaScript; TypeScript</text:span></text:p>
            </text:list-item>
            <text:list-item>
              <text:p text:style-name="P14"><text:span text:style-name="T18">Frameworks e Bibliotecas:</text:span><text:span text:style-name="T17"> React; NextJS; Angular; </text:span><text:span text:style-name="T22">Svelte; SvelteKit; </text:span><text:span text:style-name="T17">jQuery; Bootstrap; TailwindCSS; </text:span><text:span text:style-name="T21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6">Linguagens de Programação: </text:span><text:span text:style-name="T17">HTML; CSS; SASS; JavaSript; TypeScript</text:span></text:p>
            </text:list-item>
            <text:list-item>
              <text:p text:style-name="P13"><text:span text:style-name="T16">Frameworks e Bibliotecas: </text:span><text:span text:style-name="T17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6">Linguagens de Programação: </text:span><text:span text:style-name="T17">HTML; CSS; SASS; JavaScript; TypeScript</text:span></text:p>
            </text:list-item>
            <text:list-item>
              <text:p text:style-name="P13"><text:span text:style-name="T16">Plataformas: </text:span><text:span text:style-name="T17">Android; iOS</text:span></text:p>
            </text:list-item>
            <text:list-item>
              <text:p text:style-name="P13"><text:span text:style-name="T16">Frameworks e Bibliotecas: </text:span><text:span text:style-name="T17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Desenvolvedor Fullstack <text:span text:style-name="T23">Sênior</text:span> – AvenueCode</text:p>
          <text:list>
            <text:list-item>
              <text:p text:style-name="P17"><text:a xlink:type="simple" xlink:href="http://www.avenuecode.com.br/" text:style-name="Internet_20_link" text:visited-style-name="Visited_20_Internet_20_Link"><text:span text:style-name="T24">www.avenuecode.com.br</text:span></text:a><text:span text:style-name="T24"> • De Agosto/2024 até o momento</text:span></text:p>
            </text:list-item>
          </text:list>
        </text:list-item>
      </text:list>
      <text:p text:style-name="P18"><text:span text:style-name="T24"/></text:p>
      <text:list text:continue-numbering="true" text:style-name="L3">
        <text:list-item>
          <text:p text:style-name="P19">Desenvolvedor Fullstack Pleno – <text:span text:style-name="T25">Freelancer/Temporário </text:span>– ShockIT</text:p>
          <text:list>
            <text:list-item>
              <text:p text:style-name="P20"><text:a xlink:type="simple" xlink:href="http://www.shockit.com.br/" text:style-name="Internet_20_link" text:visited-style-name="Visited_20_Internet_20_Link">www.shockit.com.br</text:a> <text:span text:style-name="T26">• </text:span>De Abril/2024 até <text:span text:style-name="T27">Dezembro/2024</text:span></text:p>
            </text:list-item>
          </text:list>
        </text:list-item>
      </text:list>
      <text:p text:style-name="P21"/>
      <text:list text:continue-numbering="true" text:style-name="L3">
        <text:list-item>
          <text:p text:style-name="P22">Desenvolvedor Fullstack Pleno – Newton Inteligência Digital</text:p>
          <text:list>
            <text:list-item>
              <text:p text:style-name="P23"><text:a xlink:type="simple" xlink:href="http://www.newton.ag/" text:style-name="Internet_20_link" text:visited-style-name="Visited_20_Internet_20_Link">www.newton.ag</text:a> • <text:span text:style-name="T28">De </text:span>Outubro/2022 <text:span text:style-name="T29">até Abri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Desenvolvedor Web Fullstack Pleno – JMS Comunicação</text:p>
          <text:list>
            <text:list-item>
              <text:p text:style-name="P23"><text:a xlink:type="simple" xlink:href="http://www.jmscomunicacao.com.br/" text:style-name="Internet_20_link" text:visited-style-name="Visited_20_Internet_20_Link">www.jmscomunicacao.com.br</text:a> • <text:span text:style-name="T2">De </text:span>Novembro/2021 <text:span text:style-name="T2">até</text:span> Junho/2023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Desenvolvedor Sênior – 7COMm Informática</text:p>
          <text:list>
            <text:list-item>
              <text:p text:style-name="P24"><text:a xlink:type="simple" xlink:href="https://www.7comm.com.br/" text:style-name="Internet_20_link" text:visited-style-name="Visited_20_Internet_20_Link">www.7comm.com.br</text:a> • <text:span text:style-name="T2">De </text:span>Outubro/2020 <text:span text:style-name="T2">até </text:span>Abril/2023</text:p>
            </text:list-item>
          </text:list>
        </text:list-item>
      </text:list>
      <text:p text:style-name="P8"><text:soft-page-break/></text:p>
      <text:list text:continue-numbering="true" text:style-name="L3">
        <text:list-item>
          <text:p text:style-name="P22">Desenvolvedor Web Júnior → Pleno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www.b-young.me</text:a> • <text:span text:style-name="T2">De </text:span>Junho/2018 <text:span text:style-name="T2">até </text:span>Novembro/2021</text:p>
            </text:list-item>
          </text:list>
        </text:list-item>
      </text:list>
      <text:p text:style-name="P25"/>
      <text:list text:continue-numbering="true" text:style-name="L3">
        <text:list-item>
          <text:p text:style-name="P22">Estagiário de Desenvolvedor Web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www.b-young.me</text:a> • <text:span text:style-name="T2">De </text:span>Novembro/2016 <text:span text:style-name="T2">até</text:span> Junho/2018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Aprendiz de Recursos Humanos – TeleTech Brasil</text:p>
          <text:list>
            <text:list-item>
              <text:p text:style-name="P24"><text:a xlink:type="simple" xlink:href="https://www.ttecjobs.com/" text:style-name="Internet_20_link" text:visited-style-name="Visited_20_Internet_20_Link">www.ttecjobs.com</text:a> • <text:span text:style-name="T2">De </text:span>Março/2016 <text:span text:style-name="T2">até</text:span> Novembro/2016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6">Pós-Graduação/Especialização em Desenvolvimento de Jogos Digitais</text:p>
          <text:list>
            <text:list-item>
              <text:p text:style-name="P27">Centro Universitário SENAC Santo Amaro</text:p>
            </text:list-item>
            <text:list-item>
              <text:p text:style-name="P27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6">Superior Tecnólogo em Desenvolvimento de Jogos Digitais</text:p>
          <text:list>
            <text:list-item>
              <text:p text:style-name="P27">Centro Universitário SENAC Santo Amaro</text:p>
            </text:list-item>
            <text:list-item>
              <text:p text:style-name="P27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6">Técnico em Desenvolvimento de Games</text:p>
          <text:list>
            <text:list-item>
              <text:p text:style-name="P27">SENAC Nações Unidas</text:p>
            </text:list-item>
            <text:list-item>
              <text:p text:style-name="P27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28">Português: <text:span text:style-name="T24">Nativo</text:span></text:p>
        </text:list-item>
        <text:list-item>
          <text:p text:style-name="P28">Inglês: <text:span text:style-name="T24">Intermediário</text:span></text:p>
        </text:list-item>
      </text:list>
      <text:p text:style-name="P8"/>
      <text:p text:style-name="P9">EXTRACURRICULAR</text:p>
      <text:list text:style-name="L6">
        <text:list-item>
          <text:p text:style-name="P29">DOCKER Completo - Do Zero ao Avançado (2023) – Udemy</text:p>
          <text:list>
            <text:list-item>
              <text:p text:style-name="P30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1"/>
      <text:list text:continue-numbering="true" text:style-name="L6">
        <text:list-item>
          <text:p text:style-name="P32">TypeScript do básico ao avançado (c/ React, Express) – <text:span text:style-name="T30">Udemy</text:span></text:p>
          <text:list>
            <text:list-item>
              <text:p text:style-name="P33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5-01-14T14:20:01.128306049</dc:date>
    <meta:editing-duration>PT3H8M27S</meta:editing-duration>
    <meta:editing-cycles>29</meta:editing-cycles>
    <meta:generator>LibreOffice/24.8.4.2$Linux_X86_64 LibreOffice_project/480$Build-2</meta:generator>
    <meta:document-statistic meta:table-count="0" meta:image-count="6" meta:object-count="0" meta:page-count="3" meta:paragraph-count="72" meta:word-count="532" meta:character-count="4015" meta:non-whitespace-character-count="3523"/>
  </office:meta>
</office:document-meta>
</file>